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domenica, ottobre 11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giovedì, ottobre 1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8T00:00:00" table:style-name="ce3">
            <text:p>domenica, ottobre 18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5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7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3">
            <text:p>lunedì, ottobre 19, 2020</text:p>
          </table:table-cell>
          <table:table-cell office:value-type="float" office:value="7" table:style-name="ce4">
            <text:p>7,0</text:p>
          </table:table-cell>
          <table:table-cell office:value-type="string" table:style-name="ce5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5"/>
          <table:table-cell office:value-type="string" table:style-name="ce7">
            <text:p>PHM 8</text:p>
            <text:p>PHM 9</text:p>
            <text:p>PHM 1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martedì, ottobre 20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aggiunto lo swipe left e right nella Main Activity</text:p>
          </table:table-cell>
          <table:table-cell table:style-name="ce5"/>
          <table:table-cell office:value-type="string" table:style-name="ce6">
            <text:p>PHM 11</text:p>
          </table:table-cell>
          <table:table-cell table:number-columns-repeated="16379"/>
        </table:table-row>
        <table:table-row table:style-name="ro5">
          <table:table-cell office:value-type="date" office:date-value="2020-10-21T00:00:00" table:style-name="ce3">
            <text:p>mercoledì, ottobre 21, 2020</text:p>
          </table:table-cell>
          <table:table-cell office:value-type="float" office:value="6" table:style-name="ce4">
            <text:p>6,0</text:p>
          </table:table-cell>
          <table:table-cell office:value-type="string" table:style-name="ce5">
            <text:p>Ho aggiunto il fragment TodayReport che mostra la data attuale</text:p>
          </table:table-cell>
          <table:table-cell office:value-type="string" table:style-name="ce5">
            <text:p>Non riesco a modificare la data quando faccio swipe left e right, devo prima capire come gestire DataFormat</text:p>
          </table:table-cell>
          <table:table-cell office:value-type="string" table:style-name="ce6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3">
            <text:p>martedì, ottobre 27, 2020</text:p>
          </table:table-cell>
          <table:table-cell office:value-type="float" office:value="3" table:style-name="ce8">
            <text:p>3,00</text:p>
          </table:table-cell>
          <table:table-cell office:value-type="string" table:style-name="ce5">
            <text:p>Ho corretto la visualizzazione delle date nel TodayReport, ora anche swipe left e right funziona correttamente e viene visualizzata la lista dei report odierni nella main activity</text:p>
          </table:table-cell>
          <table:table-cell table:style-name="ce5"/>
          <table:table-cell office:value-type="string" table:style-name="ce7">
            <text:p>PHM 14</text:p>
            <text:p>PHM 15</text:p>
          </table:table-cell>
          <table:table-cell table:number-columns-repeated="16379"/>
        </table:table-row>
        <table:table-row table:number-rows-repeated="1048555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27T15:52:58Z</dc:date>
  </office:meta>
</office:document-meta>
</file>